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Samueli,</text:p>
      <text:p text:style-name="Normal">V nekonečném vesmíru plném hvězd a tajemství, kde se sny prolínají se skutečností, jsou chvíle, kdy osud spojí duše, které sdílejí stejný symbol na nebeské stupnici. Jak nádherné je objevit, že stejně jako já, i Ty, patříš pod ochranná křídla Psa ve znamení Čínského horoskopu. Toto znamení nese v sobě vlastnosti jako je loajalita, upřímnost a odvaha, a to vše ve Tvé přítomnosti jasně cítím. </text:p>
      <text:p text:style-name="Normal">Na cestě životem, plnou výzev a krizí, je útěchou vědět, že po mé boku stojí někdo s tak mimořádným ochráncem jako je archanděl Michael. A ještě výjimečnější je sdílet tuto cestu s někým, kdo rozumí hlouběji síle, která nám byla dána, upřímnosti a lásce, které jsme schopni dávat a přijímat. V tento den lásky, přeji nám oběma, aby náš společný příběh byl světlý a plný radosti, jako je záře hvězd, které nám byly při našem narození přiřazeny.</text:p>
      <text:p text:style-name="Normal">S obdivem a teplými přání, na Valentýna i na každý další den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